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4"/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style-name="gr1" draw:text-style-name="P1" svg:width="151.61mm" svg:height="89.99mm" svg:x="0mm" svg:y="45.68mm">
            <loext:p draw:notify-on-update-of-ranges="2I013.A1:2I013.A1 2I013.A2:2I013.A8 2I013.B1:2I013.B1 2I013.B2:2I013.B8 2I013.C1:2I013.C1 2I013.C2:2I013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Burn down chart (idéal)</text:p>
          </table:table-cell>
          <table:table-cell table:style-name="ce3" office:value-type="string" calcext:value-type="string">
            <text:p>Burn down chart (réel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ur 1</text:p>
          </table:table-cell>
          <table:table-cell table:style-name="ce2" table:formula="of:=3+2+2+2+2+3+2+2+2" office:value-type="float" office:value="20" calcext:value-type="float">
            <text:p>20,00</text:p>
          </table:table-cell>
          <table:table-cell table:style-name="ce2" table:formula="of:=[.B2]" office:value-type="float" office:value="20" calcext:value-type="float">
            <text:p>20,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ur 2</text:p>
          </table:table-cell>
          <table:table-cell table:style-name="ce2" table:formula="of:=[.B2] - ([.$B$2]/6)" office:value-type="float" office:value="16.6666666666667" calcext:value-type="float">
            <text:p>16,67</text:p>
          </table:table-cell>
          <table:table-cell table:style-name="Default" table:formula="of:=2+2+2+1+2+3+2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ur 3</text:p>
          </table:table-cell>
          <table:table-cell table:style-name="ce2" table:formula="of:=[.B3] - ([.$B$2]/6)" office:value-type="float" office:value="13.3333333333333" calcext:value-type="float">
            <text:p>13,33</text:p>
          </table:table-cell>
          <table:table-cell table:style-name="Default" table:formula="of:=2+2+2+1+2+3+2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ur 4</text:p>
          </table:table-cell>
          <table:table-cell table:style-name="ce2" table:formula="of:=[.B4] - ([.$B$2]/6)" office:value-type="float" office:value="10" calcext:value-type="float">
            <text:p>10,0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ur 5</text:p>
          </table:table-cell>
          <table:table-cell table:style-name="ce2" table:formula="of:=[.B5] - ([.$B$2]/6)" office:value-type="float" office:value="6.66666666666667" calcext:value-type="float">
            <text:p>6,6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ur 6</text:p>
          </table:table-cell>
          <table:table-cell table:style-name="ce2" table:formula="of:=[.B6] - ([.$B$2]/6)" office:value-type="float" office:value="3.33333333333333" calcext:value-type="float">
            <text:p>3,3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ur 7</text:p>
          </table:table-cell>
          <table:table-cell table:style-name="ce2" table:formula="of:=[.B7] - ([.$B$2]/6)" office:value-type="float" office:value="0" calcext:value-type="float">
            <text:p>0,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 table:number-rows-repeated="24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 table:number-rows-repeated="21">
          <table:table-cell table:style-name="ce1"/>
          <table:table-cell table:number-columns-repeated="4"/>
          <table:table-cell table:style-name="ce1" table:number-columns-repeated="4"/>
        </table:table-row>
        <table:table-row table:style-name="ro1">
          <table:table-cell table:style-name="ce1"/>
          <table:table-cell table:number-columns-repeated="4"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08:48:28.643686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5.2.7.2$Linux_X86_64 LibreOffice_project/20m0$Build-2</meta:generator>
    <dc:date>2019-04-04T12:15:26.651220550</dc:date>
    <meta:editing-duration>PT4H51M56S</meta:editing-duration>
    <meta:editing-cycles>20</meta:editing-cycles>
    <dc:creator>ROSE </dc:cre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9cm" xlink:href=".." xlink:type="simple" chart:class="chart:line" chart:style-name="ch1">
        <chart:title svg:x="4.733cm" svg:y="0.316cm" chart:style-name="ch2">
          <text:p>Burn down chart du Sprint-6</text:p>
        </chart:title>
        <chart:subtitle svg:x="5.434cm" svg:y="1.275cm" chart:style-name="ch3">
          <text:p>28/03/2019 - 04/04/2019</text:p>
        </chart:subtitle>
        <chart:legend chart:legend-position="end" svg:x="10.299cm" svg:y="3.952cm" style:legend-expansion="high" chart:style-name="ch4"/>
        <chart:plot-area chart:style-name="ch5" table:cell-range-address="2I013.A1:2I013.C8" chart:data-source-has-labels="both" svg:x="1.314cm" svg:y="2.138cm" svg:width="8.682cm" svg:height="6.682cm">
          <chartooo:coordinate-region svg:x="2.412cm" svg:y="2.337cm" svg:width="7.106cm" svg:height="5.836cm"/>
          <chart:axis chart:dimension="x" chart:name="primary-x" chart:style-name="ch6" chartooo:axis-type="auto">
            <chartooo:date-scale/>
            <chart:categories table:cell-range-address="2I013.A2:2I013.A8"/>
          </chart:axis>
          <chart:axis chart:dimension="y" chart:name="primary-y" chart:style-name="ch7">
            <chart:title svg:x="0.451cm" svg:y="7.481cm" chart:style-name="ch8">
              <text:p>Nombre d'heures restantes</text:p>
            </chart:title>
            <chart:grid chart:style-name="ch9" chart:class="major"/>
          </chart:axis>
          <chart:series chart:style-name="ch10" chart:values-cell-range-address="2I013.B2:2I013.B8" chart:label-cell-address="2I013.B1:2I013.B1" chart:class="chart:line">
            <chart:data-point chart:repeated="7"/>
          </chart:series>
          <chart:series chart:style-name="ch11" chart:values-cell-range-address="2I013.C2:2I013.C8" chart:label-cell-address="2I013.C1:2I013.C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1</text:p>
                <draw:g>
                  <svg:desc>2I013.A2:2I013.A8</svg:desc>
                </draw:g>
              </table:table-cell>
              <table:table-cell office:value-type="float" office:value="20">
                <text:p>20</text:p>
                <draw:g>
                  <svg:desc>2I013.B2:2I013.B8</svg:desc>
                </draw:g>
              </table:table-cell>
              <table:table-cell office:value-type="float" office:value="20">
                <text:p>20</text:p>
                <draw:g>
                  <svg:desc>2I013.C2:2I013.C8</svg:desc>
                </draw:g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